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MT" svg:font-family="SymbolMT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65cm" fo:min-width="2.894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9" style:family="graphic" style:parent-style-name="standard">
      <style:graphic-properties draw:fill-color="#ff420e" draw:textarea-horizontal-align="justify" draw:textarea-vertical-align="middle" draw:auto-grow-height="false" fo:min-height="2.319cm" fo:min-width="2.54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Line_20_Arrow_20_3" draw:marker-end="" draw:marker-end-width="0.3cm" draw:fill="none" draw:textarea-vertical-align="middle"/>
    </style:style>
    <style:style style:name="gr12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gr13" style:family="graphic" style:parent-style-name="无填充且无边框的对象">
      <style:graphic-properties draw:textarea-vertical-align="middle" draw:ole-draw-aspect="1" style:protect="size"/>
    </style:style>
    <style:style style:name="gr14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gr18" style:family="graphic" style:parent-style-name="standard">
      <style:graphic-properties draw:stroke="none" svg:stroke-color="#000000" draw:fill="none" draw:fill-color="#ffffff" fo:min-height="2.35cm"/>
    </style:style>
    <style:style style:name="gr19" style:family="graphic" style:parent-style-name="standard">
      <style:graphic-properties draw:stroke="none" svg:stroke-color="#000000" draw:fill="none" draw:fill-color="#ffffff" fo:min-height="4.85cm"/>
    </style:style>
    <style:style style:name="gr20" style:family="graphic" style:parent-style-name="standard">
      <style:graphic-properties draw:stroke="none" draw:fill="none" fo:min-height="0.946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ff420e"/>
      <style:paragraph-properties fo:text-align="center"/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cc99"/>
      <style:paragraph-properties fo:text-align="center"/>
      <style:text-properties fo:font-size="18pt"/>
    </style:style>
    <style:style style:name="P9" style:family="paragraph">
      <loext:graphic-properties draw:fill-color="#ffffcc"/>
      <style:paragraph-properties fo:text-align="center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4.33cm" svg:height="3.633cm" svg:x="4.9cm" svg:y="1.8cm">
          <text:p text:style-name="P1">B2B transfer</text:p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5" draw:id="id5" draw:layer="layout" svg:width="4.33cm" svg:height="3.633cm" svg:x="1.37cm" svg:y="8.467cm">
          <text:p text:style-name="P1">Collect </text:p>
          <text:p text:style-name="P1">RF predicted </text:p>
          <text:p text:style-name="P1">phase </text:p>
          <text:p text:style-name="P1">local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73cm" svg:height="3.9cm" svg:x="2.9cm" svg:y="13.8cm">
          <text:p text:style-name="P1">Wait for data</text:p>
          <text:p text:style-name="P1">from B2B</text:p>
          <text:p text:style-name="P1">target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5.73cm" svg:height="5.2cm" svg:x="8.67cm" svg:y="17.3cm">
          <text:p text:style-name="P1">Calculate </text:p>
          <text:p text:style-name="P1">synchronization </text:p>
          <text:p text:style-name="P1">Window, </text:p>
          <text:p text:style-name="P1">phase shift/jump, </text:p>
          <text:p text:style-name="P1">phase correction</text:p>
          <text:p text:style-name="P1"><text:s/>value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4.8cm" svg:height="4.1cm" svg:x="17.5cm" svg:y="16.7cm">
          <text:p text:style-name="P1">Send </text:p>
          <text:p text:style-name="P1">synchronization</text:p>
          <text:p text:style-name="P1">window to WR </text:p>
          <text:p text:style-name="P1">Network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5.7cm" svg:height="4.868cm" svg:x="21.9cm" svg:y="10.732cm">
          <text:p text:style-name="P1">Give phase </text:p>
          <text:p text:style-name="P1">correction and</text:p>
          <text:p text:style-name="P1"><text:s/>phase shift/jump </text:p>
          <text:p text:style-name="P1">values to PCM</text:p>
          <text:p text:style-name="P1"><text:s/>and P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5.3cm" svg:height="4.6cm" svg:x="23cm" svg:y="5.3cm">
          <text:p text:style-name="P1">Wait </text:p>
          <text:p text:style-name="P1">for kicker </text:p>
          <text:p text:style-name="P1">trigger and firing</text:p>
          <text:p text:style-name="P1">time from trigger</text:p>
          <text:p text:style-name="P1"><text:s/>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4.8cm" svg:height="4.2cm" svg:x="18.6cm" svg:y="1.3cm">
          <text:p text:style-name="P1">B2B status </text:p>
          <text:p text:style-name="P1">check and send</text:p>
          <text:p text:style-name="P1">status to WR </text:p>
          <text:p text:style-name="P1">network 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4.3cm" svg:height="3.633cm" svg:x="11cm" svg:y="4.267cm">
          <text:p text:style-name="P4"><text:span text:style-name="T1">Send </text:span></text:p>
          <text:p text:style-name="P4"><text:span text:style-name="T1">ERROR to WR</text:span></text:p>
          <text:p text:style-name="P4"><text:span text:style-name="T1">net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22.3cm" svg:y1="18.75cm" svg:x2="24.75cm" svg:y2="15.6cm" draw:start-shape="id1" draw:start-glue-point="10" draw:end-shape="id2" draw:end-glue-point="8" svg:d="M22300 18750c1634 0 2450-1050 2450-3150" svg:viewBox="0 0 2451 3151">
          <text:p text:style-name="P1"/>
          <text:p text:style-name="P1"/>
          <text:p text:style-name="P1"/>
        </draw:connector>
        <draw:connector draw:style-name="gr10" draw:text-style-name="P6" draw:layer="layout" draw:type="curve" draw:line-skew="-0.743cm" svg:x1="13.561cm" svg:y1="21.739cm" svg:x2="18.203cm" svg:y2="20.2cm" draw:start-shape="id3" draw:start-glue-point="9" draw:end-shape="id1" draw:end-glue-point="7" svg:d="M13561 21739c0 780 4642 1549 4642-1539" svg:viewBox="0 0 4643 2236">
          <text:p text:style-name="P1"/>
          <text:p text:style-name="P1"/>
          <text:p text:style-name="P1">OK</text:p>
        </draw:connector>
        <draw:connector draw:style-name="gr10" draw:text-style-name="P6" draw:layer="layout" draw:type="curve" draw:line-skew="-1.143cm" svg:x1="5.265cm" svg:y1="17.7cm" svg:x2="9.509cm" svg:y2="21.739cm" draw:start-shape="id4" draw:start-glue-point="8" draw:end-shape="id3" draw:end-glue-point="7" svg:d="M5265 17700c0 6238 4244 4219 4244 4039" svg:viewBox="0 0 4245 4493">
          <text:p text:style-name="P1"><text:s text:c="2"/>OK <text:s text:c="15"/></text:p>
        </draw:connector>
        <draw:connector draw:style-name="gr10" draw:text-style-name="P6" draw:layer="layout" draw:type="curve" svg:x1="1.37cm" svg:y1="10.284cm" svg:x2="2.9cm" svg:y2="15.75cm" draw:start-shape="id5" draw:start-glue-point="6" draw:end-shape="id4" draw:end-glue-point="6" svg:d="M1370 10284c-751 0-1516 5466 1530 5466" svg:viewBox="0 0 2205 5467">
          <text:p text:style-name="P1">OK <text:s text:c="4"/></text:p>
        </draw:connector>
        <draw:connector draw:style-name="gr10" draw:text-style-name="P6" draw:layer="layout" draw:type="curve" svg:x1="4.9cm" svg:y1="3.617cm" svg:x2="2.004cm" svg:y2="8.999cm" draw:start-shape="id6" draw:start-glue-point="6" draw:end-shape="id5" draw:end-glue-point="5" svg:d="M4900 3617c-1931 0-2896 1794-2896 5382" svg:viewBox="0 0 2897 5383">
          <text:p text:style-name="P1"><text:s text:c="5"/></text:p>
        </draw:connector>
        <draw:connector draw:style-name="gr10" draw:text-style-name="P6" draw:layer="layout" draw:type="curve" svg:x1="27.6cm" svg:y1="13.166cm" svg:x2="28.3cm" svg:y2="7.6cm" draw:start-shape="id2" draw:start-glue-point="10" draw:end-shape="id7" draw:end-glue-point="10" svg:d="M27600 13166c1803 0 1453-5566 700-5566" svg:viewBox="0 0 1314 5567">
          <text:p text:style-name="P1"/>
        </draw:connector>
        <draw:connector draw:style-name="gr10" draw:text-style-name="P6" draw:layer="layout" draw:type="curve" draw:line-skew="1.116cm" svg:x1="25.65cm" svg:y1="5.3cm" svg:x2="22.697cm" svg:y2="1.915cm" draw:start-shape="id7" draw:start-glue-point="4" draw:end-shape="id8" draw:end-glue-point="11" svg:d="M25650 5300c0-5077-2953-3385-2953-3385" svg:viewBox="0 0 2954 3657">
          <text:p text:style-name="P1"><text:s text:c="7"/>OK</text:p>
        </draw:connector>
        <draw:line draw:style-name="gr10" draw:text-style-name="P6" draw:layer="layout" svg:x1="5.4cm" svg:y1="9.4cm" svg:x2="11.6cm" svg:y2="7.2cm">
          <text:p text:style-name="P1"/>
          <text:p text:style-name="P1"/>
        </draw:line>
        <draw:line draw:style-name="gr10" draw:text-style-name="P6" draw:layer="layout" svg:x1="12.3cm" svg:y1="17.4cm" svg:x2="13.2cm" svg:y2="7.8cm">
          <text:p text:style-name="P1"/>
          <text:p text:style-name="P1">Synchronization window comes </text:p>
          <text:p text:style-name="P1">later than the next 7ms</text:p>
          <text:p text:style-name="P1"/>
          <text:p text:style-name="P1"/>
          <text:p text:style-name="P1"/>
        </draw:line>
        <draw:line draw:style-name="gr10" draw:text-style-name="P6" draw:layer="layout" svg:x1="6.9cm" svg:y1="14.4cm" svg:x2="11.9cm" svg:y2="7.6cm">
          <text:p text:style-name="P1">Waiting time &gt; 2ms</text:p>
          <text:p text:style-name="P1"/>
        </draw:line>
        <draw:line draw:style-name="gr11" draw:text-style-name="P6" draw:layer="layout" svg:x1="15.4cm" svg:y1="6.2cm" svg:x2="23cm" svg:y2="7.7cm">
          <text:p text:style-name="P1">Waiting time &gt; 2ms</text:p>
          <text:p text:style-name="P1"/>
        </draw:line>
        <draw:frame draw:style-name="gr12" draw:text-style-name="P1" draw:layer="layout" svg:width="5cm" svg:height="0.84cm" draw:transform="rotate (0.349065850398866) translate (5.8cm 8.311cm)">
          <text:p text:style-name="P1"><text:s text:c="2"/></text:p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0.2cm" svg:height="0.47cm" svg:x="14.191cm" svg:y="10.12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1" draw:layer="layout" svg:width="9.467cm" svg:height="0.841cm" draw:transform="rotate (1.48352986419518) translate (12.489cm 17.412cm)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1" draw:layer="layout" svg:width="7.804cm" svg:height="0.841cm" draw:transform="rotate (1.48352986419518) translate (13.382cm 16.774cm)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15" draw:text-style-name="P6" draw:layer="layout" draw:type="curve" svg:x1="19.303cm" svg:y1="1.915cm" svg:x2="8.596cm" svg:y2="2.332cm" draw:start-shape="id8" draw:start-glue-point="5" draw:end-shape="id6" draw:end-glue-point="11" svg:d="M19303 1915c0-1674-10707-1882-10707 417" svg:viewBox="0 0 10708 1700">
          <text:p/>
        </draw:connector>
        <draw:custom-shape draw:style-name="gr1" draw:text-style-name="P8" xml:id="id10" draw:id="id10" draw:layer="layout" svg:width="4.33cm" svg:height="3.633cm" svg:x="33.63cm" svg:y="3.567cm">
          <text:p text:style-name="P7">B2B transfer</text:p>
          <text:p text:style-name="P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1" draw:id="id11" draw:layer="layout" svg:width="4.33cm" svg:height="3.633cm" svg:x="29.6cm" svg:y="8.467cm">
          <text:p text:style-name="P7">Collect </text:p>
          <text:p text:style-name="P7">RF predicted </text:p>
          <text:p text:style-name="P7">phase </text:p>
          <text:p text:style-name="P7">local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9" draw:id="id9" draw:layer="layout" svg:width="4.73cm" svg:height="3.9cm" svg:x="33.83cm" svg:y="13.8cm">
          <text:p text:style-name="P7">Send data</text:p>
          <text:p text:style-name="P7">to B2B</text:p>
          <text:p text:style-name="P7">source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38.56cm" svg:y1="15.75cm" svg:x2="37.96cm" svg:y2="5.384cm" draw:start-shape="id9" draw:start-glue-point="10" draw:end-shape="id10" draw:end-glue-point="10" svg:d="M38560 15750c753 0 1053-10366-600-10366" svg:viewBox="0 0 1207 10367">
          <text:p text:style-name="P1"><text:s text:c="29"/></text:p>
        </draw:connector>
        <draw:connector draw:style-name="gr10" draw:text-style-name="P6" draw:layer="layout" draw:type="curve" svg:x1="31.765cm" svg:y1="12.1cm" svg:x2="33.83cm" svg:y2="15.75cm" draw:start-shape="id11" draw:start-glue-point="8" draw:end-shape="id9" draw:end-glue-point="6" svg:d="M31765 12100c0 2434 688 3650 2065 3650" svg:viewBox="0 0 2066 3651">
          <text:p text:style-name="P1"><text:s text:c="6"/></text:p>
        </draw:connector>
        <draw:connector draw:style-name="gr10" draw:text-style-name="P6" draw:layer="layout" draw:type="curve" svg:x1="33.63cm" svg:y1="5.384cm" svg:x2="31.765cm" svg:y2="8.467cm" draw:start-shape="id10" draw:start-glue-point="6" draw:end-shape="id11" draw:end-glue-point="4" svg:d="M33630 5384c-1244 0-1865 1027-1865 3083" svg:viewBox="0 0 1866 3084">
          <text:p/>
        </draw:connector>
        <draw:custom-shape draw:style-name="gr1" draw:text-style-name="P8" xml:id="id15" draw:id="id15" draw:layer="layout" svg:width="4.33cm" svg:height="3.633cm" svg:x="44.83cm" svg:y="3.467cm">
          <text:p text:style-name="P7">B2B transfer</text:p>
          <text:p text:style-name="P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4" draw:id="id14" draw:layer="layout" svg:width="5.2cm" svg:height="4.6cm" svg:x="40.1cm" svg:y="7.8cm">
          <text:p text:style-name="P7">Wait for </text:p>
          <text:p text:style-name="P7">synchronization </text:p>
          <text:p text:style-name="P7">window from</text:p>
          <text:p text:style-name="P7"><text:s/>B2B source</text:p>
          <text:p text:style-name="P7"><text:s/>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2" draw:id="id12" draw:layer="layout" svg:width="4.17cm" svg:height="3.6cm" svg:x="45.03cm" svg:y="13.7cm">
          <text:p text:style-name="P7">Get kicker </text:p>
          <text:p text:style-name="P7">trigger </text:p>
          <text:p text:style-name="P7">and firing</text:p>
          <text:p text:style-name="P7"><text:s/>tim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49.2cm" svg:y1="15.5cm" svg:x2="51.15cm" svg:y2="12.5cm" draw:start-shape="id12" draw:start-glue-point="10" draw:end-shape="id13" svg:d="M49200 15500c1300 0 1950-1000 1950-3000" svg:viewBox="0 0 1951 3001">
          <text:p text:style-name="P1"><text:s text:c="29"/></text:p>
        </draw:connector>
        <draw:connector draw:style-name="gr10" draw:text-style-name="P6" draw:layer="layout" draw:type="curve" svg:x1="42.7cm" svg:y1="12.4cm" svg:x2="45.03cm" svg:y2="15.5cm" draw:start-shape="id14" draw:start-glue-point="8" draw:end-shape="id12" draw:end-glue-point="6" svg:d="M42700 12400c0 2067 776 3100 2330 3100" svg:viewBox="0 0 2331 3101">
          <text:p text:style-name="P1"><text:s text:c="6"/></text:p>
        </draw:connector>
        <draw:connector draw:style-name="gr10" draw:text-style-name="P6" draw:layer="layout" draw:type="curve" svg:x1="44.83cm" svg:y1="5.284cm" svg:x2="42.7cm" svg:y2="7.8cm" draw:start-shape="id15" draw:start-glue-point="6" draw:end-shape="id14" draw:end-glue-point="4" svg:d="M44830 5284c-1420 0-2130 838-2130 2516" svg:viewBox="0 0 2131 2517">
          <text:p/>
        </draw:connector>
        <draw:custom-shape draw:style-name="gr7" draw:text-style-name="P3" xml:id="id13" draw:id="id13" draw:layer="layout" svg:width="5.3cm" svg:height="4.6cm" svg:x="48.5cm" svg:y="7.9cm">
          <text:p text:style-name="P1">Send kicker </text:p>
          <text:p text:style-name="P1">trigger and firing</text:p>
          <text:p text:style-name="P1">time to B2B </text:p>
          <text:p text:style-name="P1">source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curve" svg:x1="51.15cm" svg:y1="7.9cm" svg:x2="49.16cm" svg:y2="5.284cm" draw:start-shape="id13" draw:start-glue-point="4" draw:end-shape="id15" draw:end-glue-point="10" svg:d="M51150 7900c0-1744-663-2616-1990-2616" svg:viewBox="0 0 1991 2617">
          <text:p/>
        </draw:connector>
        <draw:frame draw:style-name="gr18" draw:text-style-name="P11" draw:layer="layout" svg:width="51.5cm" svg:height="2.6cm" svg:x="5.087cm" svg:y="23.15cm">
          <draw:text-box>
            <text:p text:style-name="P10"><text:span text:style-name="T2">(1) State machine of the B2B source SCU <text:s text:c="7"/></text:span></text:p>
          </draw:text-box>
        </draw:frame>
        <draw:frame draw:style-name="gr19" draw:text-style-name="P11" draw:layer="layout" svg:width="22.3cm" svg:height="5.1cm" svg:x="31.2cm" svg:y="21.9cm">
          <draw:text-box>
            <text:p text:style-name="P10"><text:span text:style-name="T2">(2) State machine of </text:span></text:p>
            <text:p text:style-name="P10"><text:span text:style-name="T2">the B2B target SCU <text:s text:c="2"/></text:span></text:p>
          </draw:text-box>
        </draw:frame>
        <draw:frame draw:style-name="gr20" draw:text-style-name="P12" draw:layer="layout" svg:width="16.572cm" svg:height="2.139cm" svg:x="43.5cm" svg:y="21.9cm">
          <draw:text-box>
            <text:p text:style-name="P10"><text:span text:style-name="T2">(3) State machine of </text:span></text:p>
            <text:p text:style-name="P10"><text:span text:style-name="T2">the trigger SCU <text:s text:c="8"/></text:span></text:p>
          </draw:text-box>
        </draw:frame>
      </draw:page>
      <draw:page draw:name="page2" draw:style-name="dp1" draw:master-page-name="默认">
        <draw:custom-shape draw:style-name="gr1" draw:text-style-name="P8" xml:id="id17" draw:id="id17" draw:layer="layout" svg:width="4.33cm" svg:height="3.633cm" svg:x="5.4cm" svg:y="3.567cm">
          <text:p text:style-name="P7">B2B transfer</text:p>
          <text:p text:style-name="P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8" draw:id="id18" draw:layer="layout" svg:width="4.33cm" svg:height="3.633cm" svg:x="1.37cm" svg:y="8.467cm">
          <text:p text:style-name="P7">Collect </text:p>
          <text:p text:style-name="P7">RF predicted </text:p>
          <text:p text:style-name="P7">phase </text:p>
          <text:p text:style-name="P7">local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6" draw:id="id16" draw:layer="layout" svg:width="4.73cm" svg:height="3.9cm" svg:x="5.6cm" svg:y="13.8cm">
          <text:p text:style-name="P7">Send data</text:p>
          <text:p text:style-name="P7">to B2B</text:p>
          <text:p text:style-name="P7">source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10.33cm" svg:y1="15.75cm" svg:x2="9.73cm" svg:y2="5.384cm" draw:start-shape="id16" draw:start-glue-point="10" draw:end-shape="id17" draw:end-glue-point="10" svg:d="M10330 15750c753 0 1053-10366-600-10366" svg:viewBox="0 0 1207 10367">
          <text:p text:style-name="P1"><text:s text:c="29"/></text:p>
        </draw:connector>
        <draw:connector draw:style-name="gr10" draw:text-style-name="P6" draw:layer="layout" draw:type="curve" svg:x1="3.535cm" svg:y1="12.1cm" svg:x2="5.6cm" svg:y2="15.75cm" draw:start-shape="id18" draw:start-glue-point="8" draw:end-shape="id16" draw:end-glue-point="6" svg:d="M3535 12100c0 2434 688 3650 2065 3650" svg:viewBox="0 0 2066 3651">
          <text:p text:style-name="P1"><text:s text:c="6"/></text:p>
        </draw:connector>
        <draw:connector draw:style-name="gr10" draw:text-style-name="P6" draw:layer="layout" draw:type="curve" svg:x1="5.4cm" svg:y1="5.384cm" svg:x2="3.535cm" svg:y2="8.467cm" draw:start-shape="id17" draw:start-glue-point="6" draw:end-shape="id18" draw:end-glue-point="4" svg:d="M5400 5384c-1244 0-1865 1027-1865 3083" svg:viewBox="0 0 1866 3084">
          <text:p text:style-name="P1"/>
        </draw:connector>
        <draw:custom-shape draw:style-name="gr1" draw:text-style-name="P8" xml:id="id22" draw:id="id22" draw:layer="layout" svg:width="4.33cm" svg:height="3.633cm" svg:x="18.63cm" svg:y="3.767cm">
          <text:p text:style-name="P7">B2B transfer</text:p>
          <text:p text:style-name="P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21" draw:id="id21" draw:layer="layout" svg:width="5.2cm" svg:height="4.6cm" svg:x="13.9cm" svg:y="8.1cm">
          <text:p text:style-name="P7">Wait for </text:p>
          <text:p text:style-name="P7">synchronization </text:p>
          <text:p text:style-name="P7">window from</text:p>
          <text:p text:style-name="P7"><text:s/>B2B source</text:p>
          <text:p text:style-name="P7"><text:s/>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9" draw:id="id19" draw:layer="layout" svg:width="4.17cm" svg:height="3.6cm" svg:x="18.83cm" svg:y="14cm">
          <text:p text:style-name="P7">Get kicker </text:p>
          <text:p text:style-name="P7">trigger </text:p>
          <text:p text:style-name="P7">and firing</text:p>
          <text:p text:style-name="P7"><text:s/>tim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23cm" svg:y1="15.8cm" svg:x2="24.95cm" svg:y2="12.8cm" draw:start-shape="id19" draw:start-glue-point="10" draw:end-shape="id20" svg:d="M23000 15800c1300 0 1950-1000 1950-3000" svg:viewBox="0 0 1951 3001">
          <text:p text:style-name="P1"><text:s text:c="29"/></text:p>
        </draw:connector>
        <draw:connector draw:style-name="gr10" draw:text-style-name="P6" draw:layer="layout" draw:type="curve" svg:x1="16.5cm" svg:y1="12.7cm" svg:x2="18.83cm" svg:y2="15.8cm" draw:start-shape="id21" draw:start-glue-point="8" draw:end-shape="id19" draw:end-glue-point="6" svg:d="M16500 12700c0 2067 776 3100 2330 3100" svg:viewBox="0 0 2331 3101">
          <text:p text:style-name="P1"><text:s text:c="6"/></text:p>
        </draw:connector>
        <draw:connector draw:style-name="gr10" draw:text-style-name="P6" draw:layer="layout" draw:type="curve" svg:x1="18.63cm" svg:y1="5.584cm" svg:x2="16.5cm" svg:y2="8.1cm" draw:start-shape="id22" draw:start-glue-point="6" draw:end-shape="id21" draw:end-glue-point="4" svg:d="M18630 5584c-1420 0-2130 838-2130 2516" svg:viewBox="0 0 2131 2517">
          <text:p/>
        </draw:connector>
        <draw:custom-shape draw:style-name="gr7" draw:text-style-name="P3" xml:id="id20" draw:id="id20" draw:layer="layout" svg:width="5.3cm" svg:height="4.6cm" svg:x="22.3cm" svg:y="8.2cm">
          <text:p text:style-name="P1">Send kicker </text:p>
          <text:p text:style-name="P1">trigger and firing</text:p>
          <text:p text:style-name="P1">time to B2B </text:p>
          <text:p text:style-name="P1">source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curve" svg:x1="24.95cm" svg:y1="8.2cm" svg:x2="22.96cm" svg:y2="5.584cm" draw:start-shape="id20" draw:start-glue-point="4" draw:end-shape="id22" draw:end-glue-point="10" svg:d="M24950 8200c0-1744-663-2616-1990-2616" svg:viewBox="0 0 1991 26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MT" svg:font-family="SymbolMT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2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6-07-01T13:23:35.313000000</dc:date>
    <meta:editing-duration>PT42M34S</meta:editing-duration>
    <meta:editing-cycles>4</meta:editing-cycles>
    <meta:generator>LibreOffice/4.4.4.3$Windows_x86 LibreOffice_project/2c39ebcf046445232b798108aa8a7e7d89552ea8</meta:generator>
    <meta:document-statistic meta:object-count="56"/>
  </office:meta>
</office:document-meta>
</file>

<file path=Object 1/content.xml><?xml version="1.0" encoding="utf-8"?>
<math xmlns="http://www.w3.org/1998/Math/MathML" display="block">
  <semantics>
    <mrow>
      <mi mathvariant="italic">Phase</mi>
      <mo stretchy="false">∉</mo>
      <mrow>
        <mo fence="true" stretchy="false">[</mo>
        <mrow>
          <mrow>
            <msup>
              <mn>0</mn>
              <mi>o</mi>
            </msup>
            <mi>,</mi>
            <msup>
              <mn>360</mn>
              <mi>o</mi>
            </msup>
          </mrow>
        </mrow>
        <mo fence="true" stretchy="false">]</mo>
      </mrow>
    </mrow>
    <annotation encoding="StarMath 5.0">Phase notin [ 0^{o},360^{o} ]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Phase</mi>
      <mrow>
        <mrow>
          <mi mathvariant="italic">shift</mi>
          <mo stretchy="false">/</mo>
          <mi mathvariant="italic">jump</mi>
        </mrow>
        <mo stretchy="false">∉</mo>
        <mrow>
          <mo fence="true" stretchy="false">[</mo>
          <mrow>
            <mrow>
              <mrow>
                <mo stretchy="false">−</mo>
                <msup>
                  <mn>180</mn>
                  <mi>o</mi>
                </msup>
              </mrow>
              <mrow>
                <mi>,</mi>
                <mo stretchy="false">+</mo>
                <msup>
                  <mn>180</mn>
                  <mi>o</mi>
                </msup>
              </mrow>
            </mrow>
          </mrow>
          <mo fence="true" stretchy="false">]</mo>
        </mrow>
      </mrow>
    </mrow>
    <annotation encoding="StarMath 5.0">Phase shift/jump notin [ -180^{o},+180^{o}] </annotation>
  </semantics>
</math>
</file>

<file path=Object 4/content.xml><?xml version="1.0" encoding="utf-8"?>
<math xmlns="http://www.w3.org/1998/Math/MathML" display="block">
  <semantics>
    <mrow>
      <mi mathvariant="italic">Phase</mi>
      <mrow>
        <mi mathvariant="italic">correction</mi>
        <mo stretchy="false">∉</mo>
        <mrow>
          <mo fence="true" stretchy="false">[</mo>
          <mrow>
            <mrow>
              <msup>
                <mn>0</mn>
                <mi>o</mi>
              </msup>
              <mi>,</mi>
              <msup>
                <mn>360</mn>
                <mi>o</mi>
              </msup>
            </mrow>
          </mrow>
          <mo fence="true" stretchy="false">]</mo>
        </mrow>
      </mrow>
    </mrow>
    <annotation encoding="StarMath 5.0">Phase correction notin [0^{o},360^{o}] </annotation>
  </semantics>
</math>
</file>